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style:use-window-font-color="true" loext:opacity="0%" officeooo:rsid="0000a84e" officeooo:paragraph-rsid="0000a84e"/>
    </style:style>
    <style:style style:name="P5" style:family="paragraph" style:parent-style-name="Standard">
      <style:text-properties style:use-window-font-color="true" loext:opacity="0%" officeooo:paragraph-rsid="0004b5bf"/>
    </style:style>
    <style:style style:name="P6" style:family="paragraph" style:parent-style-name="Standard">
      <style:text-properties style:use-window-font-color="true" loext:opacity="0%" officeooo:paragraph-rsid="00080ee4"/>
    </style:style>
    <style:style style:name="P7" style:family="paragraph" style:parent-style-name="Title">
      <style:text-properties fo:color="#800080" loext:opacity="100%" style:font-name="Bodoni MT"/>
    </style:style>
    <style:style style:name="P8" style:family="paragraph" style:parent-style-name="Standard">
      <style:text-properties fo:color="#2a6099" loext:opacity="100%" officeooo:paragraph-rsid="0004b5bf"/>
    </style:style>
    <style:style style:name="P9" style:family="paragraph" style:parent-style-name="Heading_20_2">
      <style:text-properties fo:color="#2a6099" loext:opacity="100%"/>
    </style:style>
    <style:style style:name="P10" style:family="paragraph" style:parent-style-name="Standard">
      <style:text-properties officeooo:rsid="00092ef3" officeooo:paragraph-rsid="00092ef3"/>
    </style:style>
    <style:style style:name="P11" style:family="paragraph" style:parent-style-name="Standard">
      <style:text-properties style:use-window-font-color="true" loext:opacity="0%" officeooo:paragraph-rsid="00080ee4"/>
    </style:style>
    <style:style style:name="P12" style:family="paragraph" style:parent-style-name="Text_20_body">
      <style:text-properties style:use-window-font-color="true" loext:opacity="0%" officeooo:paragraph-rsid="000c0cc7"/>
    </style:style>
    <style:style style:name="P13" style:family="paragraph" style:parent-style-name="Text_20_body">
      <style:text-properties style:use-window-font-color="true" loext:opacity="0%" fo:font-weight="normal" officeooo:paragraph-rsid="000ede77" style:font-weight-asian="normal" style:font-weight-complex="normal"/>
    </style:style>
    <style:style style:name="P14" style:family="paragraph" style:parent-style-name="Text_20_body">
      <style:text-properties style:use-window-font-color="true" loext:opacity="0%" officeooo:paragraph-rsid="000e2835"/>
    </style:style>
    <style:style style:name="P15" style:family="paragraph" style:parent-style-name="Text_20_body">
      <style:text-properties style:use-window-font-color="true" loext:opacity="0%" officeooo:paragraph-rsid="000ede77"/>
    </style:style>
    <style:style style:name="P16" style:family="paragraph" style:parent-style-name="Text_20_body">
      <style:text-properties officeooo:paragraph-rsid="000e2835"/>
    </style:style>
    <style:style style:name="P17" style:family="paragraph" style:parent-style-name="Text_20_body">
      <style:text-properties officeooo:paragraph-rsid="000ede77"/>
    </style:style>
    <style:style style:name="T1" style:family="text">
      <style:text-properties officeooo:rsid="00018f7a"/>
    </style:style>
    <style:style style:name="T2" style:family="text">
      <style:text-properties officeooo:rsid="0004b5bf"/>
    </style:style>
    <style:style style:name="T3" style:family="text">
      <style:text-properties officeooo:rsid="0006b90d"/>
    </style:style>
    <style:style style:name="T4" style:family="text">
      <style:text-properties officeooo:rsid="000781b5"/>
    </style:style>
    <style:style style:name="T5" style:family="text">
      <style:text-properties officeooo:rsid="00080ee4"/>
    </style:style>
    <style:style style:name="T6" style:family="text">
      <style:text-properties officeooo:rsid="0005b8b1"/>
    </style:style>
    <style:style style:name="T7" style:family="text">
      <style:text-properties officeooo:rsid="000757a3"/>
    </style:style>
    <style:style style:name="T8" style:family="text">
      <style:text-properties officeooo:rsid="00049645"/>
    </style:style>
    <style:style style:name="T9" style:family="text">
      <style:text-properties officeooo:rsid="00058109"/>
    </style:style>
    <style:style style:name="T10" style:family="text">
      <style:text-properties officeooo:rsid="0008dadb"/>
    </style:style>
    <style:style style:name="T11" style:family="text">
      <style:text-properties fo:color="#2a6099" loext:opacity="100%"/>
    </style:style>
    <style:style style:name="T12" style:family="text">
      <style:text-properties fo:color="#2a6099" loext:opacity="100%" officeooo:rsid="000c0cc7"/>
    </style:style>
    <style:style style:name="T13" style:family="text">
      <style:text-properties officeooo:rsid="000c0cc7"/>
    </style:style>
    <style:style style:name="T14" style:family="text">
      <style:text-properties fo:font-weight="bold" officeooo:rsid="000c0cc7" style:font-weight-asian="bold" style:font-weight-complex="bold"/>
    </style:style>
    <style:style style:name="T15" style:family="text">
      <style:text-properties fo:color="#ff0000" loext:opacity="100%" fo:font-weight="bold" officeooo:rsid="000c0cc7" style:font-weight-asian="bold" style:font-weight-complex="bold"/>
    </style:style>
    <style:style style:name="T16" style:family="text">
      <style:text-properties style:use-window-font-color="true" loext:opacity="0%" officeooo:rsid="00058109"/>
    </style:style>
    <style:style style:name="T17" style:family="text">
      <style:text-properties style:use-window-font-color="true" loext:opacity="0%" officeooo:rsid="00049645"/>
    </style:style>
    <style:style style:name="T18" style:family="text">
      <style:text-properties style:use-window-font-color="true" loext:opacity="0%" officeooo:rsid="000757a3"/>
    </style:style>
    <style:style style:name="T19" style:family="text">
      <style:text-properties style:use-window-font-color="true" loext:opacity="0%" officeooo:rsid="000e0616"/>
    </style:style>
    <style:style style:name="T20" style:family="text">
      <style:text-properties style:use-window-font-color="true" loext:opacity="0%" officeooo:rsid="0008dadb"/>
    </style:style>
    <style:style style:name="T21" style:family="text">
      <style:text-properties style:use-window-font-color="true" loext:opacity="0%" officeooo:rsid="000e2835"/>
    </style:style>
    <style:style style:name="T22" style:family="text">
      <style:text-properties style:use-window-font-color="true" loext:opacity="0%" officeooo:rsid="000ede77"/>
    </style:style>
    <style:style style:name="T23" style:family="text">
      <style:text-properties officeooo:rsid="000e0616"/>
    </style:style>
    <style:style style:name="T24" style:family="text">
      <style:text-properties officeooo:rsid="000e2835"/>
    </style:style>
    <style:style style:name="T25" style:family="text">
      <style:text-properties officeooo:rsid="000ede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VERSACIONES CON EL CLIENTE</text:p>
      <text:p text:style-name="P3"/>
      <text:h text:style-name="P9" text:outline-level="2">I<text:span text:style-name="T5">ntroducción</text:span>:</text:h>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10">ti</text:p>
      <text:h text:style-name="P9" text:outline-level="2"><text:span text:style-name="T1">¿</text:span>Como se realiza la clasificación de los productos que vendeis?</text:h>
      <text:p text:style-name="P4">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 Explosivos<text:line-break/><text:soft-page-break/><text:line-break/>3. Por Sector de Uso:<text:line-break/>- Industria farmacéutica<text:line-break/>- Industria alimentaria<text:line-break/>- Laboratorios de investigación<text:line-break/>- Industria manufacturera<text:lin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4"/>
      <text:h text:style-name="P9" text:outline-level="2"><text:span text:style-name="T2">¿C</text:span>omo se realiza la clasificación de clientes <text:span text:style-name="T3">y proveedores </text:span>?</text:h>
      <text:p text:style-name="P5"/>
      <text:p text:style-name="P5">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 Industria alimentaria<text:line-break/><text:soft-page-break/>- Construcción<text:line-break/><text:line-break/>3. Por Requisitos Especiales:<text:line-break/>- Certificaciones específicas requeridas<text:line-break/>- Necesidades de entrega especiales<text:line-break/>- Requisitos de documentación<text:line-break/><text:lin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text:p text:style-name="P5"/>
      <text:h text:style-name="P9" text:outline-level="2"><text:soft-page-break/><text:span text:style-name="T4">¿Q</text:span>ue datos son necesarios conocer para realizar una compra a un proveedor?</text:h>
      <text:p text:style-name="P8"/>
      <text:p text:style-name="P5">Para realizar una compra a un proveedor, necesitamos conocer los siguientes datos:<text:line-break/><text:line-break/>DATOS DEL PROVEEDOR:<text:line-break/>1. Información General:<text:line-break/>- Razón social/Nombre<text:line-break/>- NIF/CIF<text:line-break/>- Dirección fiscal<text:line-break/>- Datos de contacto (teléfono, email)<text:line-break/>- Persona de contacto<text:line-break/>- Datos bancarios<text:line-break/><text:line-break/>2. Información Comercial:<text:line-break/>- Condiciones de pago acordadas<text:line-break/>- Descuentos aplicables<text:line-break/>- Plazos de entrega estándar<text:line-break/>- Mínimos de compra<text:line-break/>- Certificaciones vigentes<text:line-break/><text:line-break/>DATOS DEL PRODUCTO:<text:line-break/>1. Especificaciones Técnicas:<text:line-break/>- Código del producto<text:line-break/>- Nombre/denominación química<text:line-break/>- Concentración/pureza<text:line-break/>- Especificaciones técnicas<text:line-break/>- Ficha de seguridad<text:line-break/>- Certificados de análisis<text:line-break/><text:line-break/>2. Información Comercial:<text:line-break/>- Precio unitario<text:line-break/>- Presentación/formato<text:line-break/>- Cantidad mínima de pedido<text:line-break/>- Stock disponible<text:line-break/>- Fecha de caducidad<text:line-break/><text:line-break/>DATOS DEL PEDIDO:<text:line-break/>1. Detalles de la Orden:<text:line-break/>- Número de orden de compra<text:line-break/>- Cantidad solicitada<text:line-break/>- Precio acordado<text:line-break/>- Fecha de pedido<text:line-break/>- Fecha de entrega requerida<text:line-break/><text:line-break/>2. Logística:<text:line-break/><text:soft-page-break/>- Lugar de entrega<text:line-break/>- Condiciones especiales de transporte<text:line-break/>- Requisitos de documentación<text:line-break/>- Costes de envío<text:line-break/>- Seguro de mercancía<text:line-break/><text:line-break/>3. Aspectos Legales:<text:line-break/>- Permisos necesarios<text:line-break/>- Documentación reglamentaria<text:line-break/>- Requisitos de importación (si aplica)<text:line-break/><text:line-break/>Esta información es crucial para:<text:line-break/>- Asegurar el cumplimiento normativo<text:line-break/>- Garantizar la calidad del producto<text:line-break/>- Optimizar costes<text:line-break/>- Mantener trazabilidad<text:line-break/>- Gestionar el inventario eficientemente</text:p>
      <text:p text:style-name="P5"/>
      <text:h text:style-name="P9" text:outline-level="2"><text:span text:style-name="T5">¿D</text:span>atos necesarios para que un cliente realice una compra?</text:h>
      <text:p text:style-name="P6"/>
      <text:p text:style-name="P6">Para que un cliente realice una compra, necesitamos registrar los siguientes datos:<text:line-break/><text:line-break/>DATOS DEL CLIENTE:<text:line-break/>1. Información General:<text:line-break/>- Razón social/Nombre<text:line-break/>- NIF/CIF<text:line-break/>- Dirección fiscal<text:line-break/>- Datos de contacto (teléfono, email)<text:line-break/>- Persona de contacto<text:line-break/>- Datos bancarios (para pagos)<text:line-break/><text:line-break/>2. Información Comercial:<text:line-break/>- Tipo de cliente (sector)<text:line-break/>- Condiciones de pago acordadas<text:line-break/>- Límite de crédito (si aplica)<text:line-break/>- Historial de compras<text:line-break/>- Certificaciones requeridas<text:line-break/><text:line-break/>DATOS DEL PEDIDO:<text:line-break/>1. Información Básica:<text:line-break/>- Número de pedido<text:line-break/>- Fecha de pedido<text:line-break/>- Fecha de entrega requerida<text:line-break/>- Forma de pago<text:line-break/>- Condiciones especiales<text:line-break/><text:line-break/><text:soft-page-break/>2. Detalles de Productos:<text:line-break/>- Código del producto<text:line-break/>- Nombre del producto<text:line-break/>- Cantidad solicitada<text:line-break/>- Precio unitario<text:line-break/>- Descuentos aplicables<text:line-break/>- Presentación/formato requerido<text:line-break/><text:line-break/>DATOS DE ENTREGA:<text:line-break/>1. Logística:<text:line-break/>- Dirección de entrega<text:line-break/>- Persona de contacto en destino<text:line-break/>- Horario de recepción<text:line-break/>- Requisitos especiales de transporte<text:line-break/>- Documentación necesaria<text:line-break/><text:line-break/>2. Requisitos Específicos:<text:line-break/>- Certificados de análisis requeridos<text:line-break/>- Fichas de seguridad<text:line-break/>- Documentación reglamentaria<text:line-break/>- Permisos especiales<text:line-break/><text:line-break/>ASPECTOS LEGALES:<text:line-break/>- Permisos para manejo de productos<text:line-break/>- Autorizaciones especiales<text:line-break/>- Declaraciones de uso final<text:line-break/>- Requisitos de almacenamiento<text:line-break/><text:line-break/>Esta información es necesaria para:<text:line-break/>- Asegurar el cumplimiento normativo<text:line-break/>- Garantizar una entrega correcta<text:line-break/>- Mantener trazabilidad<text:line-break/>- Facturación adecuada<text:line-break/>- Gestión de inventario </text:p>
      <text:p text:style-name="P6"/>
      <text:h text:style-name="P9" text:outline-level="2">Entidades y atributos:</text:h>
      <text:p text:style-name="Text_20_body">PRODUCTOS: <text:span text:style-name="T8">id, nombre, tipo producto, </text:span><text:span text:style-name="T9">stock, precio unitario</text:span></text:p>
      <text:p text:style-name="Text_20_body">TIPO PRODUCTO: <text:span text:style-name="T8">id, tipo, </text:span><text:span text:style-name="T7">concentración,</text:span><text:span text:style-name="T8"> peligrosidad, almacenamiento, requisitos transporte</text:span></text:p>
      <text:p text:style-name="Text_20_body">PELIGROSIDAD: id, descripcion (enum), frases<text:span text:style-name="T8">H, frasesP</text:span></text:p>
      <text:p text:style-name="Text_20_body">ALMACENAMIENTO: id, condiciones (enum), especificación (varchar 300)</text:p>
      <text:p text:style-name="Text_20_body">REQUISITOS TRANSPORTE: id, tipo (enum), restricciones (varchar 100)</text:p>
      <text:p text:style-name="Text_20_body"/>
      <text:p text:style-name="Text_20_body"><text:soft-page-break/>VENTAS: <text:span text:style-name="T9">id , n.º pedido, fecha pedido, fecha entrega requerida, </text:span></text:p>
      <text:p text:style-name="Text_20_body">pedido<text:span text:style-name="T7">Ventas</text:span>: n.º pedido, <text:span text:style-name="T13">id_producto</text:span>, cantidad</text:p>
      <text:p text:style-name="Text_20_body">CLIENTES: <text:span text:style-name="T9">id, razón social / nombre, NIF/CIF, direccion </text:span><text:span text:style-name="T6">fiscal</text:span><text:span text:style-name="T9">, telefono, email, datos bancarios, </text:span><text:span text:style-name="T6">sector</text:span></text:p>
      <text:p text:style-name="Text_20_body">Datos Bancarios: id,<text:span text:style-name="T7"> cuentabancaria</text:span></text:p>
      <text:p text:style-name="Text_20_body">SECTOR: <text:span text:style-name="T6">id, sector</text:span></text:p>
      <text:p text:style-name="Text_20_body">DATOS ENTREGA: <text:span text:style-name="T6">id, dirección entrega, horario recepción, documentación</text:span></text:p>
      <text:p text:style-name="Text_20_body"/>
      <text:p text:style-name="Text_20_body">COMPRAS: <text:span text:style-name="T7">id, n.º pedidoCompras, fechaPedido, </text:span><text:span text:style-name="T10">costesEnvio</text:span></text:p>
      <text:p text:style-name="Text_20_body">pedidoCompras: id , pedidoCompras, productos, cantidad, precio_unitario, preciofinal</text:p>
      <text:p text:style-name="Text_20_body">PROVEEDORES: <text:span text:style-name="T6">Razón social / nombre, NIF/CIF, dirección fiscal, </text:span><text:span text:style-name="T7">telefono, email, datos bancarios</text:span></text:p>
      <text:h text:style-name="P9" text:outline-level="2">Tengo las siguientes entidades y sus atributos, crees que falta algo? </text:h>
      <text:p text:style-name="P12">La estructura parece bastante completa, pero sugiero algunas adiciones y modificaciones:<text:line-break/><text:line-break/>PRODUCTOS:<text:line-break/>- Añadir: fecha_caducidad, stock_minimo, stock_maximo <text:span text:style-name="T15">X</text:span><text:line-break/>- Añadir: id_proveedor (FK) <text:span text:style-name="T15">X</text:span><text:line-break/>- Añadir: estado (activo/inactivo) <text:span text:style-name="T11">→ </text:span><text:span text:style-name="T12">No me interesa</text:span><text:line-break/><text:line-break/>VENTAS:<text:line-break/>- Añadir: id_cliente (FK) <text:span text:style-name="T15">X</text:span><text:line-break/>- Añadir: estado_pedido (pendiente/enviado/entregado) <text:s/><text:span text:style-name="T15">X</text:span><text:line-break/>- Añadir: forma_pago (FK) <text:span text:style-name="T11">→ </text:span><text:span text:style-name="T12">No me interesa</text:span><text:line-break/>- Añadir: precio_total <text:s/><text:span text:style-name="T15">X</text:span><text:line-break/>- Añadir: id_datos_entrega (FK) <text:s/><text:span text:style-name="T15">X</text:span><text:line-break/><text:line-break/>PEDIDOVENTAS:<text:line-break/>- Añadir: precio_unitario <text:span text:style-name="T11">→ </text:span><text:span text:style-name="T12">Ya está en productos</text:span><text:line-break/>- Añadir: descuento <text:span text:style-name="T11">→ </text:span><text:span text:style-name="T12">No me interesa</text:span><text:line-break/>- Añadir: subtotal <text:s/><text:span text:style-name="T15">X</text:span><text:line-break/><text:line-break/>CLIENTES:<text:line-break/>- Añadir: persona_contacto<text:span text:style-name="T11">→ </text:span><text:span text:style-name="T12">No me interesa</text:span><text:line-break/><text:soft-page-break/>- Añadir: tipo_cliente (premium/mediano/pequeño) <text:span text:style-name="T15">X</text:span><text:line-break/>- Añadir: límite_crédito <text:span text:style-name="T11">→ </text:span><text:span text:style-name="T12">No me interesa</text:span><text:line-break/>- Añadir: estado (activo/inactivo) <text:span text:style-name="T15">X</text:span><text:line-break/>- Añadir: fecha_alta <text:span text:style-name="T15">X</text:span><text:line-break/><text:line-break/>COMPRAS:<text:line-break/>- Añadir: id_proveedor (FK) <text:s/><text:span text:style-name="T15">X</text:span><text:line-break/>- Añadir: estado_pedido <text:s/><text:span text:style-name="T15">X</text:span><text:line-break/>- Añadir: forma_pago (FK) <text:span text:style-name="T11">→ </text:span><text:span text:style-name="T12">No me interesa</text:span><text:line-break/>- Añadir: precio_total <text:s/><text:span text:style-name="T15">X</text:span><text:line-break/><text:line-break/>PROVEEDORES:<text:line-break/>- Añadir: id (PK) <text:s/><text:span text:style-name="T15">X</text:span><text:line-break/>- Añadir: persona_contacto <text:span text:style-name="T11">→ </text:span><text:span text:style-name="T12">No me interesa</text:span><text:line-break/>- Añadir: tipo_proveedor<text:span text:style-name="T11">→ </text:span><text:span text:style-name="T12">No me interesa</text:span><text:line-break/>- Añadir: estado (activo/inactivo) <text:s text:c="2"/><text:span text:style-name="T15">X</text:span><text:line-break/>- Añadir: país_origen <text:s text:c="2"/><text:span text:style-name="T15">X</text:span><text:line-break/><text:line-break/>Nuevas entidades sugeridas:<text:line-break/><text:line-break/>FORMAS_PAGO: <text:span text:style-name="T11">→ </text:span><text:span text:style-name="T12">No me interesa</text:span><text:line-break/>- id (PK)<text:line-break/>- tipo<text:line-break/>- descripción<text:line-break/>- plazo_días<text:line-break/><text:line-break/>HISTORIAL_PRECIOS: <text:s text:c="2"/><text:span text:style-name="T15">X</text:span><text:line-break/>- id (PK)<text:line-break/>- id_producto (FK)<text:line-break/>- precio<text:line-break/>- fecha_inicio<text:line-break/>- fecha_fin<text:line-break/><text:line-break/>DOCUMENTOS: <text:s text:c="2"/><text:span text:style-name="T15">X</text:span><text:line-break/>- id (PK)<text:line-break/>- tipo_documento<text:line-break/>- id_referencia<text:line-break/>- ruta_archivo<text:line-break/>- fecha_subida<text:line-break/><text:line-break/>¿Te parecen útiles estas sugerencias?</text:p>
      <text:h text:style-name="P9" text:outline-level="2"><text:soft-page-break/>ENTIDADES Y ATRIBUTOS</text:h>
      <text:p text:style-name="P17">PRODUCTOS: <text:span text:style-name="T8">id</text:span><text:span text:style-name="T25">(PK)</text:span><text:span text:style-name="T8">, nombre, tipo</text:span><text:span text:style-name="T23">_</text:span><text:span text:style-name="T8">producto</text:span><text:span text:style-name="T23">(FK)</text:span><text:span text:style-name="T9">, precio</text:span><text:span text:style-name="T23">_</text:span><text:span text:style-name="T9">unitario, </text:span><text:span text:style-name="T16">fecha_caducidad, stock, stock_minimo, stock_maximo, id_proveedor (FK) </text:span></text:p>
      <text:p text:style-name="P17"><text:span text:style-name="T16">TIPO</text:span><text:span text:style-name="T21">_</text:span><text:span text:style-name="T16">PRODUCTO: </text:span><text:span text:style-name="T17">id</text:span><text:span text:style-name="T22">(PK)</text:span><text:span text:style-name="T17">, tipo, </text:span><text:span text:style-name="T18">concentración,</text:span><text:span text:style-name="T17"> peligrosidad</text:span><text:span text:style-name="T19">(FK)</text:span><text:span text:style-name="T17">, almacenamiento</text:span><text:span text:style-name="T19">(FK)</text:span><text:span text:style-name="T17">, requisitos</text:span><text:span text:style-name="T19">_</text:span><text:span text:style-name="T17">transporte</text:span><text:span text:style-name="T19">(FK)</text:span></text:p>
      <text:p text:style-name="P17"><text:span text:style-name="T19">PELIGROSIDAD: id</text:span><text:span text:style-name="T22">(PK)</text:span><text:span text:style-name="T19">, descripcion (enum), frases</text:span><text:span text:style-name="T17">H, frasesP</text:span></text:p>
      <text:p text:style-name="P17">ALMACENAMIENTO: id<text:span text:style-name="T25">(PK)</text:span>, condiciones (enum), especificación (varchar 300)</text:p>
      <text:p text:style-name="P17"><text:span text:style-name="T17">REQUISITOS</text:span><text:span text:style-name="T21">_</text:span><text:span text:style-name="T17">TRANSPORTE: id</text:span><text:span text:style-name="T22">(PK)</text:span><text:span text:style-name="T17">, tipo (enum), restricciones (varchar 100)</text:span></text:p>
      <text:p text:style-name="P17"><text:span text:style-name="T17">VENTAS: </text:span><text:span text:style-name="T16">id</text:span><text:span text:style-name="T22">(PK)</text:span><text:span text:style-name="T16"> , n</text:span><text:span text:style-name="T19">um_</text:span><text:span text:style-name="T16">pedido, id_cliente (FK), fecha pedido, fecha entrega requerida, estado_pedido (pendiente/enviado/entregado), precio_total, id_datos_entrega (FK)</text:span></text:p>
      <text:p text:style-name="P13"><text:span text:style-name="T23">PEDIDO</text:span><text:span text:style-name="T24">_</text:span><text:span text:style-name="T23">VENTAS</text:span><text:span text:style-name="T13">: </text:span><text:span text:style-name="T9">id</text:span><text:span text:style-name="T25">(PK)</text:span><text:span text:style-name="T13">, id_producto, cantidad, </text:span><text:span text:style-name="T23">subtotal</text:span></text:p>
      <text:p text:style-name="P17">CLIENTES: <text:span text:style-name="T9">id</text:span><text:span text:style-name="T25">(PK)</text:span><text:span text:style-name="T9">, razón</text:span><text:span text:style-name="T23">_</text:span><text:span text:style-name="T9">social</text:span><text:span text:style-name="T23">_</text:span><text:span text:style-name="T9">nombre, NIF</text:span><text:span text:style-name="T23">_</text:span><text:span text:style-name="T9">CIF, direccion</text:span><text:span text:style-name="T23">_</text:span><text:span text:style-name="T6">fiscal</text:span><text:span text:style-name="T9">, telefono, email, datos</text:span><text:span text:style-name="T23">_</text:span><text:span text:style-name="T9">bancarios</text:span><text:span text:style-name="T23">(FK)</text:span><text:span text:style-name="T9">, </text:span><text:span text:style-name="T6">sector</text:span><text:span text:style-name="T23">(FK), </text:span><text:span text:style-name="T19">tipo_cliente (premium/mediano/pequeño), estado (activo/inactivo) , <text:s/>fecha_alta</text:span></text:p>
      <text:p text:style-name="P15"><text:span text:style-name="T13">D</text:span><text:span text:style-name="T23">ATOS</text:span><text:span text:style-name="T24">_</text:span><text:span text:style-name="T23">BANCARIOS</text:span><text:span text:style-name="T13">: id</text:span><text:span text:style-name="T25">(PK)</text:span><text:span text:style-name="T13">,</text:span><text:span text:style-name="T7"> </text:span><text:span text:style-name="T23">num_cuenta, sucursal</text:span></text:p>
      <text:p text:style-name="P17">SECTOR: <text:span text:style-name="T6">id</text:span><text:span text:style-name="T25">(PK)</text:span><text:span text:style-name="T6">, sector</text:span></text:p>
      <text:p text:style-name="P17">DATOS ENTREGA: <text:span text:style-name="T6">id</text:span><text:span text:style-name="T25">(PK)</text:span><text:span text:style-name="T6">, dirección entrega, horario recepción</text:span></text:p>
      <text:p text:style-name="P17">COMPRAS: <text:span text:style-name="T7">id</text:span><text:span text:style-name="T25">(PK)</text:span><text:span text:style-name="T7">, n</text:span><text:span text:style-name="T23">um_</text:span><text:span text:style-name="T7">pedidoCompras</text:span><text:span text:style-name="T23">(FK)</text:span><text:span text:style-name="T7">, </text:span><text:span text:style-name="T18">id_proveedor (FK), </text:span><text:span text:style-name="T7">fechaPedido, </text:span><text:span text:style-name="T10">costesEnvio, <text:s/></text:span><text:span text:style-name="T20">estado_pedido, <text:s/>precio_total</text:span></text:p>
      <text:p text:style-name="P17"><text:span text:style-name="T24">PEDIDO_COMPRAS</text:span>: id<text:span text:style-name="T25">(PK)</text:span> , productos, cantidad, precio_unitario, preciofinal</text:p>
      <text:p text:style-name="P16">PROVEEDORES: <text:span text:style-name="T24">id</text:span><text:span text:style-name="T25">(PK)</text:span><text:span text:style-name="T24">, </text:span><text:span text:style-name="T6">Razón</text:span><text:span text:style-name="T24">S</text:span><text:span text:style-name="T6">ocial</text:span><text:span text:style-name="T24">_</text:span><text:span text:style-name="T6">nombre, NIF</text:span><text:span text:style-name="T24">_</text:span><text:span text:style-name="T6">CIF, dirección</text:span><text:span text:style-name="T24">_</text:span><text:span text:style-name="T6">fiscal, </text:span><text:span text:style-name="T7">telefono, email, datos</text:span><text:span text:style-name="T24">_</text:span><text:span text:style-name="T7">bancarios, </text:span><text:span text:style-name="T18">estado (activo/inactivo), </text:span><text:span text:style-name="T21">país</text:span></text:p>
      <text:p text:style-name="P14"><text:span text:style-name="T21">HISTORIAL</text:span><text:span text:style-name="T24">_</text:span><text:span text:style-name="T21">PRECIOS: id (PK), id_producto (FK), precio, fecha_inicio, fecha_f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8</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4T13:57:51.922000000</dc:date>
    <meta:editing-duration>PT55M32S</meta:editing-duration>
    <meta:editing-cycles>13</meta:editing-cycles>
    <meta:generator>LibreOffice/24.2.2.2$Windows_X86_64 LibreOffice_project/d56cc158d8a96260b836f100ef4b4ef25d6f1a01</meta:generator>
    <meta:document-statistic meta:table-count="0" meta:image-count="0" meta:object-count="0" meta:page-count="9" meta:paragraph-count="48" meta:word-count="1384" meta:character-count="10266" meta:non-whitespace-character-count="8858"/>
  </office:meta>
</office:document-meta>
</file>